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26ec1" officeooo:paragraph-rsid="00126ec1"/>
    </style:style>
    <style:style style:name="P2" style:family="paragraph" style:parent-style-name="Text_20_body">
      <style:text-properties fo:font-weight="bold" style:font-weight-asian="bold" style:font-weight-complex="bold"/>
    </style:style>
    <style:style style:name="P3" style:family="paragraph" style:parent-style-name="Heading_20_1">
      <style:paragraph-properties fo:break-before="page"/>
    </style:style>
    <style:style style:name="P4" style:family="paragraph" style:parent-style-name="Preformatted_20_Text">
      <style:paragraph-properties fo:margin-top="0cm" fo:margin-bottom="0.499cm" loext: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1">
      <style:paragraph-properties fo:margin-top="0cm" fo:margin-bottom="0cm" loext:contextual-spacing="false"/>
      <style:text-properties fo:font-weight="bold" style:font-weight-asian="bold" style:font-weight-complex="bold"/>
    </style:style>
    <style:style style:name="P34" style:family="paragraph" style:parent-style-name="Text_20_body" style:list-style-name="L1">
      <style:paragraph-properties fo:margin-top="0cm" fo:margin-bottom="0cm" loext:contextual-spacing="false"/>
    </style:style>
    <style:style style:name="P35" style:family="paragraph" style:parent-style-name="Text_20_body" style:list-style-name="L2">
      <style:paragraph-properties fo:margin-top="0cm" fo:margin-bottom="0cm" loext:contextual-spacing="false"/>
    </style:style>
    <style:style style:name="P36" style:family="paragraph" style:parent-style-name="Text_20_body" style:list-style-name="L3">
      <style:paragraph-properties fo:margin-top="0cm" fo:margin-bottom="0cm" loext:contextual-spacing="false"/>
    </style:style>
    <style:style style:name="P37" style:family="paragraph" style:parent-style-name="Text_20_body" style:list-style-name="L5">
      <style:paragraph-properties fo:margin-top="0cm" fo:margin-bottom="0cm" loext:contextual-spacing="false"/>
    </style:style>
    <style:style style:name="P38" style:family="paragraph" style:parent-style-name="Text_20_body" style:list-style-name="L6">
      <style:paragraph-properties fo:margin-top="0cm" fo:margin-bottom="0cm" loext:contextual-spacing="false"/>
    </style:style>
    <style:style style:name="P39" style:family="paragraph" style:parent-style-name="Text_20_body" style:list-style-name="L7">
      <style:paragraph-properties fo:margin-top="0cm" fo:margin-bottom="0cm" loext:contextual-spacing="false"/>
    </style:style>
    <style:style style:name="P40" style:family="paragraph" style:parent-style-name="Text_20_body" style:list-style-name="L8">
      <style:paragraph-properties fo:margin-top="0cm" fo:margin-bottom="0cm" loext:contextual-spacing="false"/>
    </style:style>
    <style:style style:name="P41" style:family="paragraph" style:parent-style-name="Text_20_body" style:list-style-name="L9">
      <style:paragraph-properties fo:margin-top="0cm" fo:margin-bottom="0cm" loext:contextual-spacing="false"/>
    </style:style>
    <style:style style:name="P42" style:family="paragraph" style:parent-style-name="Text_20_body" style:list-style-name="L10">
      <style:paragraph-properties fo:margin-top="0cm" fo:margin-bottom="0cm" loext:contextual-spacing="false"/>
    </style:style>
    <style:style style:name="P43" style:family="paragraph" style:parent-style-name="Text_20_body" style:list-style-name="L11">
      <style:paragraph-properties fo:margin-top="0cm" fo:margin-bottom="0cm" loext:contextual-spacing="false"/>
    </style:style>
    <style:style style:name="P44" style:family="paragraph" style:parent-style-name="Text_20_body" style:list-style-name="L12">
      <style:paragraph-properties fo:margin-top="0cm" fo:margin-bottom="0cm" loext:contextual-spacing="false"/>
    </style:style>
    <style:style style:name="P45" style:family="paragraph" style:parent-style-name="Text_20_body" style:list-style-name="L13">
      <style:paragraph-properties fo:margin-top="0cm" fo:margin-bottom="0cm" loext:contextual-spacing="false"/>
    </style:style>
    <style:style style:name="P46" style:family="paragraph" style:parent-style-name="Text_20_body" style:list-style-name="L14">
      <style:paragraph-properties fo:margin-top="0cm" fo:margin-bottom="0cm" loext:contextual-spacing="false"/>
    </style:style>
    <style:style style:name="P47" style:family="paragraph" style:parent-style-name="Text_20_body" style:list-style-name="L15">
      <style:paragraph-properties fo:margin-top="0cm" fo:margin-bottom="0cm" loext:contextual-spacing="false"/>
    </style:style>
    <style:style style:name="P48" style:family="paragraph" style:parent-style-name="Text_20_body" style:list-style-name="L16">
      <style:paragraph-properties fo:margin-top="0cm" fo:margin-bottom="0cm" loext:contextual-spacing="false"/>
    </style:style>
    <style:style style:name="P49" style:family="paragraph" style:parent-style-name="Text_20_body" style:list-style-name="L17">
      <style:paragraph-properties fo:margin-top="0cm" fo:margin-bottom="0cm" loext:contextual-spacing="false"/>
    </style:style>
    <style:style style:name="P50" style:family="paragraph" style:parent-style-name="Text_20_body" style:list-style-name="L18">
      <style:paragraph-properties fo:margin-top="0cm" fo:margin-bottom="0cm" loext:contextual-spacing="false"/>
    </style:style>
    <style:style style:name="P51" style:family="paragraph" style:parent-style-name="Text_20_body" style:list-style-name="L19">
      <style:paragraph-properties fo:margin-top="0cm" fo:margin-bottom="0cm" loext:contextual-spacing="false"/>
    </style:style>
    <style:style style:name="P52" style:family="paragraph" style:parent-style-name="Text_20_body" style:list-style-name="L20">
      <style:paragraph-properties fo:margin-top="0cm" fo:margin-bottom="0cm" loext:contextual-spacing="false"/>
    </style:style>
    <style:style style:name="P53" style:family="paragraph" style:parent-style-name="Text_20_body" style:list-style-name="L21">
      <style:paragraph-properties fo:margin-top="0cm" fo:margin-bottom="0cm" loext:contextual-spacing="false"/>
    </style:style>
    <style:style style:name="P54" style:family="paragraph" style:parent-style-name="Text_20_body" style:list-style-name="L22">
      <style:paragraph-properties fo:margin-top="0cm" fo:margin-bottom="0cm" loext:contextual-spacing="false"/>
    </style:style>
    <style:style style:name="P55" style:family="paragraph" style:parent-style-name="Text_20_body" style:list-style-name="L23">
      <style:paragraph-properties fo:margin-top="0cm" fo:margin-bottom="0cm" loext:contextual-spacing="false"/>
    </style:style>
    <style:style style:name="P56" style:family="paragraph" style:parent-style-name="Text_20_body" style:list-style-name="L24">
      <style:paragraph-properties fo:margin-top="0cm" fo:margin-bottom="0cm" loext:contextual-spacing="false"/>
    </style:style>
    <style:style style:name="P57" style:family="paragraph" style:parent-style-name="Text_20_body" style:list-style-name="L26">
      <style:paragraph-properties fo:margin-top="0cm" fo:margin-bottom="0cm" loext:contextual-spacing="false"/>
    </style:style>
    <style:style style:name="P58" style:family="paragraph" style:parent-style-name="Text_20_body" style:list-style-name="L27">
      <style:paragraph-properties fo:margin-top="0cm" fo:margin-bottom="0cm" loext:contextual-spacing="false"/>
    </style:style>
    <style:style style:name="P59" style:family="paragraph" style:parent-style-name="Text_20_body" style:list-style-name="L28">
      <style:paragraph-properties fo:margin-top="0cm" fo:margin-bottom="0cm" loext:contextual-spacing="false"/>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0"><text:a xlink:type="simple" xlink:href="#__RefHeading___Toc2631_1183859981" text:style-name="Index_20_Link" text:visited-style-name="Index_20_Link">Análisis y diseño orientado a objetos<text:tab/>2</text:a></text:p>
          <text:p text:style-name="P61"><text:a xlink:type="simple" xlink:href="#__RefHeading___Toc2633_1183859981" text:style-name="Index_20_Link" text:visited-style-name="Index_20_Link">Definición<text:tab/>2</text:a></text:p>
          <text:p text:style-name="P61"><text:a xlink:type="simple" xlink:href="#__RefHeading___Toc2635_1183859981" text:style-name="Index_20_Link" text:visited-style-name="Index_20_Link">Ejemplo de Análisis Orientado a Objetos<text:tab/>2</text:a></text:p>
          <text:p text:style-name="P62"><text:a xlink:type="simple" xlink:href="#__RefHeading___Toc2637_1183859981" text:style-name="Index_20_Link" text:visited-style-name="Index_20_Link">Requisitos<text:tab/>2</text:a></text:p>
          <text:p text:style-name="P62"><text:a xlink:type="simple" xlink:href="#__RefHeading___Toc2639_1183859981" text:style-name="Index_20_Link" text:visited-style-name="Index_20_Link">Expresar los requisitos como Casos de Uso<text:tab/>3</text:a></text:p>
          <text:p text:style-name="P62"><text:a xlink:type="simple" xlink:href="#__RefHeading___Toc2641_1183859981" text:style-name="Index_20_Link" text:visited-style-name="Index_20_Link">Modelo de objetos<text:tab/>4</text:a></text:p>
          <text:p text:style-name="P62"><text:a xlink:type="simple" xlink:href="#__RefHeading___Toc2643_1183859981" text:style-name="Index_20_Link" text:visited-style-name="Index_20_Link">Identificar objetos y clases<text:tab/>4</text:a></text:p>
          <text:p text:style-name="P62"><text:a xlink:type="simple" xlink:href="#__RefHeading___Toc2645_1183859981" text:style-name="Index_20_Link" text:visited-style-name="Index_20_Link">Identificar y depurar relaciones<text:tab/>6</text:a></text:p>
          <text:p text:style-name="P62"><text:a xlink:type="simple" xlink:href="#__RefHeading___Toc2647_1183859981" text:style-name="Index_20_Link" text:visited-style-name="Index_20_Link">Identificar atributos de objetos y relaciones<text:tab/>8</text:a></text:p>
          <text:p text:style-name="P62"><text:a xlink:type="simple" xlink:href="#__RefHeading___Toc2649_1183859981" text:style-name="Index_20_Link" text:visited-style-name="Index_20_Link">Añadir herencia<text:tab/>9</text:a></text:p>
          <text:p text:style-name="P62"><text:a xlink:type="simple" xlink:href="#__RefHeading___Toc2651_1183859981" text:style-name="Index_20_Link" text:visited-style-name="Index_20_Link">Comprobar los casos de uso (iterar)<text:tab/>9</text:a></text:p>
          <text:p text:style-name="P62"><text:a xlink:type="simple" xlink:href="#__RefHeading___Toc2653_1183859981" text:style-name="Index_20_Link" text:visited-style-name="Index_20_Link">Modularizar<text:tab/>10</text:a></text:p>
          <text:p text:style-name="P62"><text:a xlink:type="simple" xlink:href="#__RefHeading___Toc2655_1183859981" text:style-name="Index_20_Link" text:visited-style-name="Index_20_Link">Añadir y simplificar métodos<text:tab/>10</text:a></text:p>
          <text:p text:style-name="P61"><text:a xlink:type="simple" xlink:href="#__RefHeading___Toc2657_1183859981" text:style-name="Index_20_Link" text:visited-style-name="Index_20_Link">Modelo dinámico<text:tab/>10</text:a></text:p>
          <text:p text:style-name="P62"><text:a xlink:type="simple" xlink:href="#__RefHeading___Toc2659_1183859981" text:style-name="Index_20_Link" text:visited-style-name="Index_20_Link">Identificar sucesos<text:tab/>10</text:a></text:p>
          <text:p text:style-name="P62"><text:a xlink:type="simple" xlink:href="#__RefHeading___Toc2661_1183859981" text:style-name="Index_20_Link" text:visited-style-name="Index_20_Link">Construir diagramas de estados<text:tab/>11</text:a></text:p>
          <text:p text:style-name="P62"><text:a xlink:type="simple" xlink:href="#__RefHeading___Toc2663_1183859981" text:style-name="Index_20_Link" text:visited-style-name="Index_20_Link">Añadir métodos<text:tab/>11</text:a></text:p>
          <text:p text:style-name="P61"><text:a xlink:type="simple" xlink:href="#__RefHeading___Toc2665_1183859981" text:style-name="Index_20_Link" text:visited-style-name="Index_20_Link">Modelo funcional<text:tab/>11</text:a></text:p>
          <text:p text:style-name="P62"><text:a xlink:type="simple" xlink:href="#__RefHeading___Toc2667_1183859981" text:style-name="Index_20_Link" text:visited-style-name="Index_20_Link">Identificar valores de entrada/salida<text:tab/>12</text:a></text:p>
          <text:p text:style-name="P62"><text:a xlink:type="simple" xlink:href="#__RefHeading___Toc2669_1183859981" text:style-name="Index_20_Link" text:visited-style-name="Index_20_Link">Construir diagramas de flujo de actividad<text:tab/>12</text:a></text:p>
          <text:p text:style-name="P62"><text:a xlink:type="simple" xlink:href="#__RefHeading___Toc2671_1183859981" text:style-name="Index_20_Link" text:visited-style-name="Index_20_Link">Describir funciones<text:tab/>12</text:a></text:p>
          <text:p text:style-name="P62"><text:a xlink:type="simple" xlink:href="#__RefHeading___Toc2673_1183859981" text:style-name="Index_20_Link" text:visited-style-name="Index_20_Link">Identificar restricciones y dependencias funcionales entre objetos<text:tab/>13</text:a></text:p>
          <text:p text:style-name="P62"><text:a xlink:type="simple" xlink:href="#__RefHeading___Toc2675_1183859981" text:style-name="Index_20_Link" text:visited-style-name="Index_20_Link">Definir criterios de optimización (iterar)<text:tab/>13</text:a></text:p>
          <text:p text:style-name="P62"><text:a xlink:type="simple" xlink:href="#__RefHeading___Toc2677_1183859981" text:style-name="Index_20_Link" text:visited-style-name="Index_20_Link">Añadir métodos<text:tab/>13</text:a></text:p>
        </text:index-body>
      </text:table-of-content>
      <text:h text:style-name="Heading_20_1" text:outline-level="1"/>
      <text:h text:style-name="P3" text:outline-level="1"><text:bookmark-start text:name="__RefHeading___Toc2631_1183859981"/>Análisis y diseño orientado a objetos<text:bookmark-end text:name="__RefHeading___Toc2631_1183859981"/></text:h>
      <text:h text:style-name="Heading_20_2" text:outline-level="2"><text:bookmark-start text:name="__RefHeading___Toc2633_1183859981"/>Definición<text:bookmark-end text:name="__RefHeading___Toc2633_1183859981"/></text:h>
      <text:p text:style-name="P1">El análisis y diseño orientado a objetos (ADOO) es un enfoque de la ingeniería de software que modela un sistema como un grupo de objetos que interactúan entre sí. Este enfoque representa un domino absoluto en términos de conceptos compuestos por verbos y sustantivos, clasificados de acuerdo a su dependencia funcional. Todo sistema de información requiere de artefactos o componentes (clases) para llevar a cabo tareas, es de gran importancia dentro de la ingeniería de software tener un buen "análisis y diseño" para un mejor desarrollo, que conlleva a que tan "escalable" sea un sistema de información.</text:p>
      <text:p text:style-name="P1">En este método de análisis y diseño se crea un conjunto de modelos utilizando una notación acordada como, por ejemplo, el lenguaje unificado de modelado (UML).</text:p>
      <text:p text:style-name="P1"><text:span text:style-name="T2">ADOO</text:span> aplica técnicas de modelado de objetos para analizar los requerimientos para un contexto (por ejemplo, un sistema de negocio, un conjunto de módulos de software) y para diseñar una solución para mejorar los procesos involucrados.</text:p>
      <text:p text:style-name="P1">No está restringido al diseño de programas de computadora, sino que cubre sistemas enteros de distinto tipo. Las metodologías de análisis y diseño más modernas son "casos de uso" guiados a través de requerimientos, diseño, implementación, pruebas, y despliegue.</text:p>
      <text:p text:style-name="P1">El lenguaje unificado de modelado se ha vuelto el lenguaje de modelado estándar usado en análisis y diseño orientado a objetos.</text:p>
      <text:h text:style-name="Heading_20_2" text:outline-level="2"><text:bookmark-start text:name="__RefHeading___Toc2635_1183859981"/>Ejemplo de Análisis Orientado a Objetos<text:bookmark-end text:name="__RefHeading___Toc2635_1183859981"/></text:h>
      <text:h text:style-name="Heading_20_3" text:outline-level="3"><text:bookmark-start text:name="__RefHeading___Toc2637_1183859981"/>Requisitos<text:bookmark-end text:name="__RefHeading___Toc2637_1183859981"/></text:h>
      <text:p text:style-name="Text_20_body">Explican lo que se desea que haga el sistema, ya sea en lenguaje natural, o en forma de casos de uso a la Jacobson. </text:p>
      <text:p text:style-name="P2">Ejemplo: </text:p>
      <text:p text:style-name="Text_20_body">Se desea diseñar el software necesario para una red bancaria provista de cajeros automáticos (ATM, <text:span text:style-name="T1">automatic teller machines</text:span>), que serán compartidos por un consorcio de bancos. Cada banco dispone de su propio ordenador, provisto de software propio, que lleva la información sobre sus cuentas y procesa las transacciones que actúan sobre dichas cuentas. A este ordenador están conectadas las estaciones de cajero, que son propiedad del banco y en las que operan cajeros humanos, que pueden crear cuentas e introducir transacciones sobre ellas. </text:p>
      <text:p text:style-name="Text_20_body">Los cajeros automáticos aceptan tarjetas de crédito, interaccionan con el usuario, se comunican con un ordenador central para llevar a cabo las transacciones, entregan dinero en efectivo al usuario e imprimen recibos. El sistema llevará correctamente el registro de las transacciones efectuadas, cumplirá características aceptables de seguridad y manejará correctamente accesos concurrentes a la misma cuenta. </text:p>
      <text:p text:style-name="Text_20_body"><text:soft-page-break/>El coste de desarrollo de la parte compartida del sistema se dividirá entre los bancos que forman parte del consorcio en función del número de clientes provistos de tarjetas de crédito. </text:p>
      <text:h text:style-name="Heading_20_3" text:outline-level="3"><text:bookmark-start text:name="__RefHeading___Toc2639_1183859981"/>Expresar los requisitos como Casos de Uso<text:bookmark-end text:name="__RefHeading___Toc2639_1183859981"/></text:h>
      <text:p text:style-name="Text_20_body">Preparar escenarios detallados. Primero los normales. Después se añaden los problemas que pueden surgir. En el ejemplo de los cajeros automáticos: </text:p>
      <text:list xml:id="list3574264115" text:style-name="L1">
        <text:list-item>
          <text:p text:style-name="P33">Escenario normal: </text:p>
          <text:list>
            <text:list-item>
              <text:p text:style-name="P34">El cajero automático pide al cliente que inserte la tarjeta de crédito. </text:p>
            </text:list-item>
            <text:list-item>
              <text:p text:style-name="P34">El cliente inserta la tarjeta de crédito. </text:p>
            </text:list-item>
            <text:list-item>
              <text:p text:style-name="P34">El cajero automático acepta la tarjeta de crédito y lee el número de tarjeta y el código del banco. </text:p>
            </text:list-item>
            <text:list-item>
              <text:p text:style-name="P34">El cajero automático pide la contraseña al cliente. </text:p>
            </text:list-item>
            <text:list-item>
              <text:p text:style-name="P34">El cliente teclea "1234". </text:p>
            </text:list-item>
            <text:list-item>
              <text:p text:style-name="P34">El cajero automático envía el número de tarjeta, el código del banco y la contraseña al consorcio. </text:p>
            </text:list-item>
            <text:list-item>
              <text:p text:style-name="P34">El consorcio envía el número de tarjeta y la contraseña al banco. </text:p>
            </text:list-item>
            <text:list-item>
              <text:p text:style-name="P34">El banco notifica la aceptación al consorcio. </text:p>
            </text:list-item>
            <text:list-item>
              <text:p text:style-name="P34">El consorcio notifica la aceptación al cajero automático. </text:p>
            </text:list-item>
            <text:list-item>
              <text:p text:style-name="P34">El cajero automático pide al cliente que elija el tipo de transacción: retirada de fondos, depósito, transferencia, información. </text:p>
            </text:list-item>
            <text:list-item>
              <text:p text:style-name="P34">El cliente selecciona retirada de fondos. </text:p>
            </text:list-item>
            <text:list-item>
              <text:p text:style-name="P34">El cajero automático pide al cliente que teclee la cantidad. </text:p>
            </text:list-item>
            <text:list-item>
              <text:p text:style-name="P34">El cliente teclea 25000. </text:p>
            </text:list-item>
            <text:list-item>
              <text:p text:style-name="P34">El cajero automático comprueba que la cantidad está dentro de los límites generales. </text:p>
            </text:list-item>
            <text:list-item>
              <text:p text:style-name="P34">El cajero automático genera una transacción y la envía al consorcio. </text:p>
            </text:list-item>
            <text:list-item>
              <text:p text:style-name="P34">El consorcio pasa la transacción al banco. </text:p>
            </text:list-item>
            <text:list-item>
              <text:p text:style-name="P34">El banco aprueba la transacción. </text:p>
            </text:list-item>
            <text:list-item>
              <text:p text:style-name="P34">El banco actualiza la cuenta. </text:p>
            </text:list-item>
            <text:list-item>
              <text:p text:style-name="P34">El banco envía al consorcio la notificación de aceptación y el nuevo saldo de la cuenta. </text:p>
            </text:list-item>
            <text:list-item>
              <text:p text:style-name="P34">El consorcio envía al cajero automático la notificación de aceptación y el nuevo saldo de la cuenta. </text:p>
            </text:list-item>
            <text:list-item>
              <text:p text:style-name="P34">El cajero automático entrega el dinero al cliente. </text:p>
            </text:list-item>
            <text:list-item>
              <text:p text:style-name="P34">El cliente toma el dinero. </text:p>
            </text:list-item>
            <text:list-item>
              <text:p text:style-name="P34">El cajero automático pregunta al cliente si quiere un recibo. </text:p>
            </text:list-item>
            <text:list-item>
              <text:p text:style-name="P34">El cliente contesta SI. </text:p>
            </text:list-item>
            <text:list-item>
              <text:p text:style-name="P34">El cajero automático imprime un recibo y pide al cliente que lo tome. </text:p>
            </text:list-item>
            <text:list-item>
              <text:p text:style-name="P34">El cliente toma el recibo. </text:p>
            </text:list-item>
            <text:list-item>
              <text:p text:style-name="P34">El cajero automático pregunta al cliente si quiere hacer otra operación. </text:p>
            </text:list-item>
            <text:list-item>
              <text:p text:style-name="P34">El cliente contesta NO. </text:p>
            </text:list-item>
            <text:list-item>
              <text:p text:style-name="P34">El cajero automático expulsa la tarjeta de crédito e indica al cliente que la tome. </text:p>
            </text:list-item>
            <text:list-item>
              <text:p text:style-name="P34">El cliente toma la tarjeta de crédito. </text:p>
            </text:list-item>
            <text:list-item>
              <text:p text:style-name="P34">El cajero automático vuelve a la situación inicial. </text:p>
            </text:list-item>
          </text:list>
        </text:list-item>
        <text:list-item>
          <text:p text:style-name="P33"><text:soft-page-break/>Escenario con problemas: </text:p>
          <text:list>
            <text:list-item>
              <text:p text:style-name="P34">El cajero automático pide al cliente que inserte la tarjeta de crédito. </text:p>
            </text:list-item>
            <text:list-item>
              <text:p text:style-name="P34">El cliente inserta la tarjeta de crédito. </text:p>
            </text:list-item>
            <text:list-item>
              <text:p text:style-name="P34">El cajero automático acepta la tarjeta de crédito y lee el número de tarjeta y el código del banco. </text:p>
            </text:list-item>
            <text:list-item>
              <text:p text:style-name="P34">El cajero automático pide la contraseña al cliente. </text:p>
            </text:list-item>
            <text:list-item>
              <text:p text:style-name="P34">El cliente teclea "9999". </text:p>
            </text:list-item>
            <text:list-item>
              <text:p text:style-name="P34">El cajero automático envía el número de tarjeta, el código del banco y la contraseña al consorcio. </text:p>
            </text:list-item>
            <text:list-item>
              <text:p text:style-name="P34">El consorcio envía el número de tarjeta y la contraseña al banco. </text:p>
            </text:list-item>
            <text:list-item>
              <text:p text:style-name="P34">El banco notifica el rechazo al consorcio. </text:p>
            </text:list-item>
            <text:list-item>
              <text:p text:style-name="P34">El consorcio notifica el rechazo al cajero automático. </text:p>
            </text:list-item>
            <text:list-item>
              <text:p text:style-name="P34">El cajero automático notifica el rechazo al cliente y pide que teclee de nuevo la contraseña. </text:p>
            </text:list-item>
            <text:list-item>
              <text:p text:style-name="P34">El cliente teclea "1234". </text:p>
            </text:list-item>
            <text:list-item>
              <text:p text:style-name="P34">El cajero automático envía el número de tarjeta, el código del banco y la contraseña al consorcio. </text:p>
            </text:list-item>
            <text:list-item>
              <text:p text:style-name="P34">El consorcio envía el número de tarjeta y la contraseña al banco. </text:p>
            </text:list-item>
            <text:list-item>
              <text:p text:style-name="P34">El banco notifica la aceptación al consorcio. </text:p>
            </text:list-item>
            <text:list-item>
              <text:p text:style-name="P34">El consorcio notifica la aceptación al cajero automático. </text:p>
            </text:list-item>
            <text:list-item>
              <text:p text:style-name="P34">El cajero automático pide al cliente que elija el tipo de transacción: retirada de fondos, depósito, transferencia, información. </text:p>
            </text:list-item>
            <text:list-item>
              <text:p text:style-name="P34">El cliente selecciona retirada de fondos. </text:p>
            </text:list-item>
            <text:list-item>
              <text:p text:style-name="P34">El cajero automático pide al cliente que teclee la cantidad. </text:p>
            </text:list-item>
            <text:list-item>
              <text:p text:style-name="P34">El cliente teclea CANCELAR. </text:p>
            </text:list-item>
            <text:list-item>
              <text:p text:style-name="P34">El cajero automático expulsa la tarjeta de crédito e indica al cliente que la tome. </text:p>
            </text:list-item>
            <text:list-item>
              <text:p text:style-name="P34">El cliente toma la tarjeta de crédito. </text:p>
            </text:list-item>
            <text:list-item>
              <text:p text:style-name="P5">El cajero automático vuelve a la situación inicial. </text:p>
            </text:list-item>
          </text:list>
        </text:list-item>
      </text:list>
      <text:h text:style-name="Heading_20_3" text:outline-level="3"><text:bookmark-start text:name="__RefHeading___Toc2641_1183859981"/>Modelo de objetos<text:bookmark-end text:name="__RefHeading___Toc2641_1183859981"/></text:h>
      <text:p text:style-name="Text_20_body">Consta de los siguientes pasos: </text:p>
      <text:list xml:id="list60725488" text:style-name="L2">
        <text:list-item>
          <text:p text:style-name="P35">Identificar objetos y clases </text:p>
        </text:list-item>
        <text:list-item>
          <text:p text:style-name="P35">Identificar y depurar relaciones </text:p>
        </text:list-item>
        <text:list-item>
          <text:p text:style-name="P35">Identificar atributos de objetos y relaciones </text:p>
        </text:list-item>
        <text:list-item>
          <text:p text:style-name="P35">Añadir herencia </text:p>
        </text:list-item>
        <text:list-item>
          <text:p text:style-name="P35">Comprobar los casos de uso (iterar) </text:p>
        </text:list-item>
        <text:list-item>
          <text:p text:style-name="P35">Modularizar </text:p>
        </text:list-item>
        <text:list-item>
          <text:p text:style-name="P6">Añadir y simplificar métodos </text:p>
        </text:list-item>
      </text:list>
      <text:h text:style-name="Heading_20_3" text:outline-level="3"><text:bookmark-start text:name="__RefHeading___Toc2643_1183859981"/>Identificar objetos y clases<text:bookmark-end text:name="__RefHeading___Toc2643_1183859981"/></text:h>
      <text:p text:style-name="Text_20_body">Consta de los siguientes pasos: </text:p>
      <text:list xml:id="list2554660861" text:style-name="L3">
        <text:list-item>
          <text:p text:style-name="P36">Seleccionar nombres en los requisitos </text:p>
        </text:list-item>
        <text:list-item>
          <text:p text:style-name="P36"><text:soft-page-break/>Añadir clases adicionales procedentes de nuestro conocimiento del tema </text:p>
        </text:list-item>
        <text:list-item>
          <text:p text:style-name="P36">Eliminar redundancias </text:p>
        </text:list-item>
        <text:list-item>
          <text:p text:style-name="P36">Eliminar clases irrelevantes </text:p>
        </text:list-item>
        <text:list-item>
          <text:p text:style-name="P36">Eliminar clases vagas </text:p>
        </text:list-item>
        <text:list-item>
          <text:p text:style-name="P36">Separar atributos </text:p>
        </text:list-item>
        <text:list-item>
          <text:p text:style-name="P36">Separar métodos </text:p>
        </text:list-item>
        <text:list-item>
          <text:p text:style-name="P7">Eliminar objetos de diseño </text:p>
        </text:list-item>
      </text:list>
      <text:p text:style-name="Text_20_body">Resultado: Preparar diccionario de clases </text:p>
      <text:p text:style-name="Text_20_body">En el ejemplo de los cajeros automáticos: </text:p>
      <text:list xml:id="list2324630638" text:style-name="L4">
        <text:list-item>
          <text:p text:style-name="P8">Seleccionar nombres en los requisitos </text:p>
          <text:p text:style-name="P8">Los nombres extraídos de los requisitos en lenguaje natural del sistema de cajeros automáticos son los siguientes (23): </text:p>
          <text:p text:style-name="P8">Software, Red bancaria, Cajero automático, Consorcio de bancos, Banco, Ordenador del banco, Cuenta bancaria, Información sobre la cuenta, Transacción, Estaciones de cajero, Cajero humano, Tarjeta de crédito, Usuario, Ordenador central, Dinero en efectivo, Recibo, Sistema, Registro de transacciones, Características de seguridad, Acceso a la cuenta, Coste de desarrollo, Parte compartida, Cliente. </text:p>
        </text:list-item>
        <text:list-item>
          <text:p text:style-name="P8">Añadir clases adicionales procedentes de nuestro conocimiento del tema </text:p>
          <text:p text:style-name="P8">Podemos añadir la clase <text:span text:style-name="T1">Línea de comunicaciones</text:span>. </text:p>
        </text:list-item>
        <text:list-item>
          <text:p text:style-name="P8">Eliminar redundancias </text:p>
          <text:p text:style-name="P8"><text:span text:style-name="T1">Cliente</text:span> y <text:span text:style-name="T1">Usuario</text:span> son la misma clase. Nos quedamos con <text:span text:style-name="T1">Cliente</text:span> por adaptarse mejor al concepto. </text:p>
        </text:list-item>
        <text:list-item>
          <text:p text:style-name="P8">Eliminar clases irrelevantes </text:p>
          <text:p text:style-name="P8"><text:span text:style-name="T1">Coste de desarrollo</text:span> no tiene nada que ver con el problema, queda fuera del sistema. </text:p>
        </text:list-item>
        <text:list-item>
          <text:p text:style-name="P8">Eliminar clases vagas </text:p>
          <text:p text:style-name="P8"><text:span text:style-name="T1">Sistema</text:span>, <text:span text:style-name="T1">Características de seguridad</text:span>, <text:span text:style-name="T1">Red bancaria</text:span> y <text:span text:style-name="T1">Parte compartida</text:span> pueden considerarse vagas. </text:p>
        </text:list-item>
        <text:list-item>
          <text:p text:style-name="P8">Separar atributos </text:p>
          <text:p text:style-name="P8">Los atributos definen datos asociados a un objeto, en lugar de objetos. Aunque la separación no es clara (los atributos pueden ser objetos embebidos) en algunos casos se pueden distinguir. En el ejemplo, pueden considerarse atributos <text:span text:style-name="T1">Información sobre la cuenta</text:span>, (atributo de <text:span text:style-name="T1">Cuenta bancaria</text:span>), <text:span text:style-name="T1">Dinero en efectivo</text:span> y <text:span text:style-name="T1">Recibo</text:span> (atributos de <text:span text:style-name="T1">Cajero automático</text:span>). </text:p>
        </text:list-item>
        <text:list-item>
          <text:p text:style-name="P8">Separar métodos </text:p>
          <text:p text:style-name="P8">Algunos nombres (por ejemplo, <text:span text:style-name="T1">Llamada telefónica</text:span>) definen realmente operaciones o eventos. </text:p>
        </text:list-item>
        <text:list-item>
          <text:p text:style-name="P8">Eliminar objetos de diseño </text:p>
          <text:p text:style-name="P8"><text:soft-page-break/>Todas las clases que corresponden más a la solución del problema que a la situación real, deben considerarse objetos de diseño y eliminarse en la fase del análisis. En el ejemplo, eliminaremos <text:span text:style-name="T1">Registro de transacciones</text:span>, <text:span text:style-name="T1">Línea de comunicaciones</text:span>, <text:span text:style-name="T1">Acceso a la cuenta</text:span> y <text:span text:style-name="T1">Software</text:span>. </text:p>
        </text:list-item>
      </text:list>
      <text:p text:style-name="Text_20_body">Resultado. Del análisis anterior, resultan seleccionadas las siguientes clases (11): </text:p>
      <text:p text:style-name="Text_20_body">Cajero automático, Consorcio de bancos, Banco, Ordenador del banco, Cuenta bancaria, Transacción, Estaciones de cajero, Cajero humano, Tarjeta de crédito, Ordenador central, Cliente. </text:p>
      <text:p text:style-name="Text_20_body">El diccionario de clases contiene la definición detallada de todas estas clases en lenguaje natural. Ejemplo: </text:p>
      <text:list xml:id="list1779944272" text:style-name="L5">
        <text:list-item>
          <text:p text:style-name="P37"><text:span text:style-name="T1">Cajero automático</text:span>: Terminal remoto que permite a los clientes realizar transacciones utilizando tarjetas de crédito para identificarse. El cajero automático interacciona con el cliente para identificar la transacción deseada y sus datos asociados, envía esta información al ordenador central para su validación y proceso, y entrega al usuario dinero en efectivo y un recibo. Suponemos que el cajero automático no opera cuando está desconectado de la red. </text:p>
        </text:list-item>
        <text:list-item>
          <text:p text:style-name="P37"><text:span text:style-name="T1">Consorcio de bancos</text:span>: Conjunto organizado de bancos que lleva la gestión de los cajeros automáticos. Suponemos que sólo se gestionan transacciones para los bancos que pertenecen al consorcio. </text:p>
        </text:list-item>
        <text:list-item>
          <text:p text:style-name="P9"><text:span text:style-name="T1">Banco</text:span>: Institución financiera que maneja las cuentas bancarias de sus clientes y emite tarjetas de crédito que facilitan el acceso a dichas cuentas a través de la red de cajeros automáticos. </text:p>
        </text:list-item>
      </text:list>
      <text:h text:style-name="Heading_20_3" text:outline-level="3"><text:bookmark-start text:name="__RefHeading___Toc2645_1183859981"/>Identificar y depurar relaciones<text:bookmark-end text:name="__RefHeading___Toc2645_1183859981"/></text:h>
      <text:p text:style-name="Text_20_body">Consta de los siguientes pasos: </text:p>
      <text:list xml:id="list736127433" text:style-name="L6">
        <text:list-item>
          <text:p text:style-name="P38">Seleccionar verbos relacionales en los requisitos </text:p>
        </text:list-item>
        <text:list-item>
          <text:p text:style-name="P38">Añadir relaciones adicionales procedentes de nuestro conocimiento del tema </text:p>
        </text:list-item>
        <text:list-item>
          <text:p text:style-name="P38">Eliminar relaciones de diseño o entre clases eliminadas </text:p>
        </text:list-item>
        <text:list-item>
          <text:p text:style-name="P38">Eliminar eventos transitorios </text:p>
        </text:list-item>
        <text:list-item>
          <text:p text:style-name="P38">Reducir relaciones ternarias </text:p>
        </text:list-item>
        <text:list-item>
          <text:p text:style-name="P38">Eliminar relaciones redundantes o derivadas </text:p>
        </text:list-item>
        <text:list-item>
          <text:p text:style-name="P38">Añadir relaciones olvidadas </text:p>
        </text:list-item>
        <text:list-item>
          <text:p text:style-name="P10">Definir la multiplicidad de cada relación </text:p>
        </text:list-item>
      </text:list>
      <text:p text:style-name="Text_20_body">En el ejemplo de los cajeros automáticos: </text:p>
      <text:list xml:id="list951807870" text:style-name="L7">
        <text:list-item>
          <text:p text:style-name="P39">Seleccionar verbos relacionales en los requisitos </text:p>
          <text:list>
            <text:list-item>
              <text:p text:style-name="P39">Una <text:span text:style-name="T1">Red bancaria</text:span> está provista de <text:span text:style-name="T1">Cajeros automáticos</text:span>. </text:p>
            </text:list-item>
            <text:list-item>
              <text:p text:style-name="P39">El <text:span text:style-name="T1">Consorcio de bancos</text:span> comparte los <text:span text:style-name="T1">Cajeros automáticos</text:span>. </text:p>
            </text:list-item>
            <text:list-item>
              <text:p text:style-name="P39">Cada <text:span text:style-name="T1">Banco</text:span> dispone de un <text:span text:style-name="T1">Ordenador del banco</text:span>. </text:p>
            </text:list-item>
            <text:list-item>
              <text:p text:style-name="P39">El <text:span text:style-name="T1">Ordenador del banco</text:span> dispone de <text:span text:style-name="T1">Software</text:span>. </text:p>
            </text:list-item>
            <text:list-item>
              <text:p text:style-name="P39">El <text:span text:style-name="T1">Ordenador del banco</text:span> lleva la información sobre las <text:span text:style-name="T1">Cuentas bancarias</text:span>. </text:p>
            </text:list-item>
            <text:list-item>
              <text:p text:style-name="P39">El <text:span text:style-name="T1">Ordenador del banco</text:span> procesa <text:span text:style-name="T1">Transacciones</text:span>. </text:p>
            </text:list-item>
            <text:list-item>
              <text:p text:style-name="P39">Una <text:span text:style-name="T1">Transacción</text:span> actúa sobre una <text:span text:style-name="T1">Cuenta bancaria</text:span>. </text:p>
            </text:list-item>
            <text:list-item>
              <text:p text:style-name="P39">Las <text:span text:style-name="T1">Estaciones de cajero</text:span> están conectadas al <text:span text:style-name="T1">Ordenador del banco</text:span>. </text:p>
            </text:list-item>
            <text:list-item>
              <text:p text:style-name="P39"><text:soft-page-break/>Las <text:span text:style-name="T1">Estaciones de cajero</text:span> son propiedad del <text:span text:style-name="T1">Banco</text:span>. </text:p>
            </text:list-item>
            <text:list-item>
              <text:p text:style-name="P39">El <text:span text:style-name="T1">Cajero humano</text:span> opera en la <text:span text:style-name="T1">Estación de cajero</text:span>. </text:p>
            </text:list-item>
            <text:list-item>
              <text:p text:style-name="P39">El <text:span text:style-name="T1">Cajero humano</text:span> crea <text:span text:style-name="T1">Cuentas bancarias</text:span>. </text:p>
            </text:list-item>
            <text:list-item>
              <text:p text:style-name="P39">El <text:span text:style-name="T1">Cajero humano</text:span> introduce <text:span text:style-name="T1">Transacciones</text:span> sobre las <text:span text:style-name="T1">Cuentas bancarias</text:span>. </text:p>
            </text:list-item>
            <text:list-item>
              <text:p text:style-name="P39">Los <text:span text:style-name="T1">Cajeros automáticos</text:span> aceptan <text:span text:style-name="T1">Tarjetas de crédito</text:span>. </text:p>
            </text:list-item>
            <text:list-item>
              <text:p text:style-name="P39">Los <text:span text:style-name="T1">Cajeros automáticos</text:span> interaccionan con el <text:span text:style-name="T1">Usuario</text:span>. </text:p>
            </text:list-item>
            <text:list-item>
              <text:p text:style-name="P39">Los <text:span text:style-name="T1">Cajeros automáticos</text:span> comunican con el <text:span text:style-name="T1">Ordenador central</text:span>. </text:p>
            </text:list-item>
            <text:list-item>
              <text:p text:style-name="P39">El <text:span text:style-name="T1">Ordenador central</text:span> lleva a cabo las <text:span text:style-name="T1">Transacciones</text:span>. </text:p>
            </text:list-item>
            <text:list-item>
              <text:p text:style-name="P39">Los <text:span text:style-name="T1">Cajeros automáticos</text:span> entregan <text:span text:style-name="T1">Dinero en efectivo</text:span> al <text:span text:style-name="T1">Usuario</text:span>. </text:p>
            </text:list-item>
            <text:list-item>
              <text:p text:style-name="P39">Los <text:span text:style-name="T1">Cajeros automáticos</text:span> imprimen <text:span text:style-name="T1">Recibos</text:span>. </text:p>
            </text:list-item>
            <text:list-item>
              <text:p text:style-name="P39">El <text:span text:style-name="T1">Sistema</text:span> lleva el <text:span text:style-name="T1">Registro de las transacciones</text:span>. </text:p>
            </text:list-item>
            <text:list-item>
              <text:p text:style-name="P39">El <text:span text:style-name="T1">Sistema</text:span> cumple <text:span text:style-name="T1">Características de seguridad</text:span>. </text:p>
            </text:list-item>
            <text:list-item>
              <text:p text:style-name="P39">El <text:span text:style-name="T1">Sistema</text:span> maneja <text:span text:style-name="T1">Accesos</text:span> concurrentes a la <text:span text:style-name="T1">Cuenta bancaria</text:span>. </text:p>
            </text:list-item>
            <text:list-item>
              <text:p text:style-name="P39">El <text:span text:style-name="T1">Coste de desarrollo</text:span> se divide entre los <text:span text:style-name="T1">Bancos</text:span>. </text:p>
            </text:list-item>
            <text:list-item>
              <text:p text:style-name="P39">Los <text:span text:style-name="T1">Bancos</text:span> forman parte del <text:span text:style-name="T1">Consorcio</text:span>. </text:p>
            </text:list-item>
            <text:list-item>
              <text:p text:style-name="P11">Los <text:span text:style-name="T1">Clientes</text:span> están provistos de <text:span text:style-name="T1">Tarjetas de crédito</text:span>. </text:p>
              <text:p text:style-name="P11">Relaciones adicionales implícitas en el texto: </text:p>
            </text:list-item>
            <text:list-item>
              <text:p text:style-name="P39">Las <text:span text:style-name="T1">Cuentas bancarias</text:span> están en los <text:span text:style-name="T1">Bancos</text:span>. </text:p>
            </text:list-item>
            <text:list-item>
              <text:p text:style-name="P39">El <text:span text:style-name="T1">Ordenador central</text:span> pertenece al <text:span text:style-name="T1">Consorcio</text:span>. </text:p>
            </text:list-item>
            <text:list-item>
              <text:p text:style-name="P39">Los <text:span text:style-name="T1">Bancos</text:span> tienen <text:span text:style-name="T1">Clientes</text:span>. </text:p>
            </text:list-item>
          </text:list>
        </text:list-item>
        <text:list-item>
          <text:p text:style-name="P39">Añadir relaciones adicionales procedentes de nuestro conocimiento del tema </text:p>
          <text:list>
            <text:list-item>
              <text:p text:style-name="P39">28. Las <text:span text:style-name="T1">Tarjetas de crédito</text:span> están asociadas a las <text:span text:style-name="T1">Cuentas bancarias </text:span>. </text:p>
            </text:list-item>
            <text:list-item>
              <text:p text:style-name="P39">29. Los <text:span text:style-name="T1">Cajeros humanos</text:span> son empleados de los <text:span text:style-name="T1">Bancos</text:span>. </text:p>
            </text:list-item>
          </text:list>
        </text:list-item>
        <text:list-item>
          <text:p text:style-name="P11">Eliminar relaciones de diseño o entre clases eliminadas </text:p>
          <text:p text:style-name="P11">Eliminamos las relaciones números 1, 4, 17, 18, 19, 20, 21, 22. </text:p>
        </text:list-item>
        <text:list-item>
          <text:p text:style-name="P11">Eliminar eventos transitorios </text:p>
          <text:p text:style-name="P11">Son sucesos que pertenecen al modelo dinámico y no constituyen relaciones estructurales (estáticas) entre los objetos. </text:p>
          <text:p text:style-name="P11">Eliminamos las relaciones números 13 y 14. Otras veces conviene reformularlas, como en el caso de la número 16, el <text:span text:style-name="T1">Ordenador central</text:span> lleva a cabo las <text:span text:style-name="T1">Transacciones</text:span>, que debería sustituirse por: </text:p>
          <text:p text:style-name="P11">16 a. El <text:span text:style-name="T1">Ordenador central</text:span> se comunica con el <text:span text:style-name="T1">Banco</text:span>. </text:p>
        </text:list-item>
        <text:list-item>
          <text:p text:style-name="P11">Reducir relaciones ternarias </text:p>
          <text:p text:style-name="P11">Son relaciones entre tres o más clases. Muchas veces es posible descomponerlas en varias relaciones binarias (entre dos clases). Por ejemplo, la relación número 12 (El <text:span text:style-name="T1">Cajero humano</text:span> introduce <text:span text:style-name="T1">Transacciones</text:span> sobre las <text:span text:style-name="T1">Cuentas bancarias</text:span>) puede descomponerse en: </text:p>
          <text:list>
            <text:list-item>
              <text:p text:style-name="P39">12a. El <text:span text:style-name="T1">Cajero humano</text:span> introduce <text:span text:style-name="T1">Transacciones</text:span> </text:p>
            </text:list-item>
            <text:list-item>
              <text:p text:style-name="P11">12b. Las <text:span text:style-name="T1">Transacciones</text:span> actúan sobre las <text:span text:style-name="T1">Cuentas bancarias</text:span>. </text:p>
            </text:list-item>
          </text:list>
          <text:p text:style-name="P11">De igual modo, la número 17 puede descomponerse así: </text:p>
          <text:list text:continue-numbering="true">
            <text:list-item>
              <text:p text:style-name="P39"><text:soft-page-break/>17a. Los <text:span text:style-name="T1">Cajeros automáticos</text:span> entregan <text:span text:style-name="T1">Dinero en efectivo</text:span>. </text:p>
            </text:list-item>
            <text:list-item>
              <text:p text:style-name="P39">17b. El <text:span text:style-name="T1">Usuario</text:span> recoge el <text:span text:style-name="T1">Dinero en efectivo</text:span>. </text:p>
            </text:list-item>
          </text:list>
        </text:list-item>
        <text:list-item>
          <text:p text:style-name="P11">Eliminar relaciones redundantes o derivadas </text:p>
          <text:p text:style-name="P11">Por ejemplo, la relación número 2 es una combinación de las relaciones número 15 y 26. Hay que tener cuidado, sin embargo, de no eliminar relaciones aparentemente redundantes, pero que en realidad son necesarias (por ejemplo, si la multiplicidad es distinta). </text:p>
        </text:list-item>
        <text:list-item>
          <text:p text:style-name="P11">Añadir relaciones olvidadas </text:p>
          <text:p text:style-name="P11">Por ejemplo: </text:p>
          <text:list>
            <text:list-item>
              <text:p text:style-name="P39">30. Los <text:span text:style-name="T1">Clientes</text:span> tienen <text:span text:style-name="T1">Cuentas</text:span>. </text:p>
            </text:list-item>
            <text:list-item>
              <text:p text:style-name="P39">31. Las <text:span text:style-name="T1">Transacciones</text:span> son autorizadas por la <text:span text:style-name="T1">Tarjeta de crédito</text:span>. </text:p>
            </text:list-item>
            <text:list-item>
              <text:p text:style-name="P39">32. Las <text:span text:style-name="T1">Transacciones</text:span> pueden introducirse en una <text:span text:style-name="T1">Estación de cajero</text:span>. </text:p>
            </text:list-item>
          </text:list>
        </text:list-item>
        <text:list-item>
          <text:p text:style-name="P39">Definir la multiplicidad de cada asociación </text:p>
          <text:list>
            <text:list-item>
              <text:p text:style-name="P39">Un <text:span text:style-name="T1">Banco</text:span> puede contener muchas <text:span text:style-name="T1">Cuentas</text:span>. </text:p>
            </text:list-item>
            <text:list-item>
              <text:p text:style-name="P39">Un <text:span text:style-name="T1">Cliente</text:span> puede tener muchas <text:span text:style-name="T1">Cuentas</text:span>. </text:p>
            </text:list-item>
            <text:list-item>
              <text:p text:style-name="P39">Un <text:span text:style-name="T1">Cliente</text:span> puede tener muchas <text:span text:style-name="T1">Tarjetas de crédito</text:span>. </text:p>
            </text:list-item>
            <text:list-item>
              <text:p text:style-name="P39">Un <text:span text:style-name="T1">Banco</text:span> emplea muchos <text:span text:style-name="T1">Cajeros</text:span>. </text:p>
            </text:list-item>
            <text:list-item>
              <text:p text:style-name="P39">Un <text:span text:style-name="T1">Banco</text:span> tiene un solo <text:span text:style-name="T1">Ordenador del banco</text:span>. </text:p>
            </text:list-item>
            <text:list-item>
              <text:p text:style-name="P39">El <text:span text:style-name="T1">Ordenador central</text:span> se comunica con muchos <text:span text:style-name="T1">Ordenadores del banco</text:span>. </text:p>
            </text:list-item>
            <text:list-item>
              <text:p text:style-name="P11">Etc. </text:p>
            </text:list-item>
          </text:list>
          <text:p text:style-name="P11">El resultado de estas operaciones es un esqueleto del modelo de clases sin herencia. </text:p>
        </text:list-item>
      </text:list>
      <text:h text:style-name="Heading_20_3" text:outline-level="3"><text:bookmark-start text:name="__RefHeading___Toc2647_1183859981"/>Identificar atributos de objetos y relaciones<text:bookmark-end text:name="__RefHeading___Toc2647_1183859981"/></text:h>
      <text:p text:style-name="Text_20_body">Consta de los siguientes pasos: </text:p>
      <text:list xml:id="list2373906244" text:style-name="L8">
        <text:list-item>
          <text:p text:style-name="P40">Distinguir los objetos de los atributos </text:p>
        </text:list-item>
        <text:list-item>
          <text:p text:style-name="P40">Distinguir entre los atributos de objetos y de relaciones </text:p>
        </text:list-item>
        <text:list-item>
          <text:p text:style-name="P40">El identificador del objeto es siempre un atributo implícito </text:p>
        </text:list-item>
        <text:list-item>
          <text:p text:style-name="P40">Eliminar atributos privados (de diseño) </text:p>
        </text:list-item>
        <text:list-item>
          <text:p text:style-name="P40">Eliminar atributos de detalle fino </text:p>
        </text:list-item>
        <text:list-item>
          <text:p text:style-name="P12">Localizar atributos discordantes (dividir la clase) </text:p>
        </text:list-item>
      </text:list>
      <text:p text:style-name="Text_20_body">En el ejemplo de los cajeros automáticos: </text:p>
      <text:list xml:id="list3604010590" text:style-name="L9">
        <text:list-item>
          <text:p text:style-name="P41">Atributos de los objetos </text:p>
          <text:list>
            <text:list-item>
              <text:p text:style-name="P41">Del <text:span text:style-name="T1">Banco</text:span>: Nombre. </text:p>
            </text:list-item>
            <text:list-item>
              <text:p text:style-name="P41">De la <text:span text:style-name="T1">Cuenta</text:span>: Saldo, Límite de crédito, Tipo de cuenta. </text:p>
            </text:list-item>
            <text:list-item>
              <text:p text:style-name="P41">Del <text:span text:style-name="T1">Cliente</text:span>: Nombre, Dirección. </text:p>
            </text:list-item>
            <text:list-item>
              <text:p text:style-name="P41">Del <text:span text:style-name="T1">Cajero</text:span>: Nombre. </text:p>
            </text:list-item>
            <text:list-item>
              <text:p text:style-name="P41">De una <text:span text:style-name="T1">Transacción del cajero</text:span>: Tipo, Fecha y hora, Cantidad. </text:p>
            </text:list-item>
            <text:list-item>
              <text:p text:style-name="P41">Del <text:span text:style-name="T1">Cajero automático</text:span>: Efectivo disponible, Cantidad entregada. </text:p>
            </text:list-item>
            <text:list-item>
              <text:p text:style-name="P41">De una <text:span text:style-name="T1">Transacción remota</text:span>: Tipo, Fecha y hora, Cantidad. </text:p>
            </text:list-item>
            <text:list-item>
              <text:p text:style-name="P41">De la <text:span text:style-name="T1">Tarjeta de crédito</text:span>: Clave, Código del banco, Código de la tarjeta. </text:p>
            </text:list-item>
          </text:list>
        </text:list-item>
        <text:list-item>
          <text:p text:style-name="P41">Atributos de las relaciones </text:p>
          <text:list>
            <text:list-item>
              <text:p text:style-name="P41"><text:soft-page-break/>8 y 9: Código de la estación de cajero. </text:p>
            </text:list-item>
            <text:list-item>
              <text:p text:style-name="P41">15: Código del cajero automático. </text:p>
            </text:list-item>
            <text:list-item>
              <text:p text:style-name="P41">16a: Código del banco. </text:p>
            </text:list-item>
            <text:list-item>
              <text:p text:style-name="P41">23: Código del banco. </text:p>
            </text:list-item>
            <text:list-item>
              <text:p text:style-name="P41">25: Código de la cuenta. </text:p>
            </text:list-item>
            <text:list-item>
              <text:p text:style-name="P13">29: Código de empleado. </text:p>
            </text:list-item>
          </text:list>
        </text:list-item>
      </text:list>
      <text:h text:style-name="Heading_20_3" text:outline-level="3"><text:bookmark-start text:name="__RefHeading___Toc2649_1183859981"/>Añadir herencia<text:bookmark-end text:name="__RefHeading___Toc2649_1183859981"/></text:h>
      <text:p text:style-name="Text_20_body">Introducimos clases nuevas (virtuales) que contienen información común a dos o más clases preexistentes. Procurar evitar la herencia múltiple, a menos que sea estrictamente necesaria. </text:p>
      <text:p text:style-name="Text_20_body">Resultado: Primer diagrama de clases </text:p>
      <text:p text:style-name="Text_20_body">En el ejemplo de los cajeros automáticos: </text:p>
      <text:list xml:id="list3024331720" text:style-name="L10">
        <text:list-item>
          <text:p text:style-name="P42">La clase <text:span text:style-name="T1">Estación de entrada</text:span> será superclase de <text:span text:style-name="T1">Cajero automático</text:span> y de <text:span text:style-name="T1">Estación de cajero</text:span>. </text:p>
        </text:list-item>
        <text:list-item>
          <text:p text:style-name="P42">La clase <text:span text:style-name="T1">Transacción</text:span> será superclase de <text:span text:style-name="T1">Transacción de cajero</text:span> y de <text:span text:style-name="T1">Transacción remota</text:span>. </text:p>
        </text:list-item>
        <text:list-item>
          <text:p text:style-name="P14">Podrían refinarse los tipos de cuentas. </text:p>
        </text:list-item>
      </text:list>
      <text:h text:style-name="Heading_20_3" text:outline-level="3"><text:bookmark-start text:name="__RefHeading___Toc2651_1183859981"/>Comprobar los casos de uso (iterar)<text:bookmark-end text:name="__RefHeading___Toc2651_1183859981"/></text:h>
      <text:p text:style-name="Text_20_body">Para localizar fallos que deben corregirse fijarse en: </text:p>
      <text:list xml:id="list2708710198" text:style-name="L11">
        <text:list-item>
          <text:p text:style-name="P43">Asimetrías en las relaciones: añadir clases nuevas para equilibrarlas. </text:p>
        </text:list-item>
        <text:list-item>
          <text:p text:style-name="P43">Atributos muy dispares: descomponer una clase en dos. </text:p>
        </text:list-item>
        <text:list-item>
          <text:p text:style-name="P43">Dificultades en la formación de superclases: descomponer una clase en dos. Una de sus partes puede ajustar mejor. </text:p>
        </text:list-item>
        <text:list-item>
          <text:p text:style-name="P43">Operaciones sin objetivo: añadir clase. </text:p>
        </text:list-item>
        <text:list-item>
          <text:p text:style-name="P43">Relaciones duplicadas: crear superclase. </text:p>
        </text:list-item>
        <text:list-item>
          <text:p text:style-name="P43">Conversión de relaciones en clases: por ejemplo, clase <text:span text:style-name="T1">Empleado</text:span>. </text:p>
        </text:list-item>
        <text:list-item>
          <text:p text:style-name="P43">Operaciones que no encuentran camino para realizarse: añadir relaciones. </text:p>
        </text:list-item>
        <text:list-item>
          <text:p text:style-name="P43">Relaciones redundantes: eliminarlas. </text:p>
        </text:list-item>
        <text:list-item>
          <text:p text:style-name="P43">Relaciones demasiado detalladas o demasiado vagas: subirlas a una superclase o bajarlas a una subclase. </text:p>
        </text:list-item>
        <text:list-item>
          <text:p text:style-name="P43">Clases sin atributos, sin métodos o sin relaciones: eliminarlas. </text:p>
        </text:list-item>
        <text:list-item>
          <text:p text:style-name="P43">Relaciones que nadie atraviesa: eliminarlas. </text:p>
        </text:list-item>
        <text:list-item>
          <text:p text:style-name="P15">Atributos de clase necesarios en un acceso: pasarlos a atributos de relación. </text:p>
        </text:list-item>
      </text:list>
      <text:p text:style-name="Text_20_body">En el ejemplo de los cajeros automáticos: </text:p>
      <text:list xml:id="list670252621" text:style-name="L12">
        <text:list-item>
          <text:p text:style-name="P44"><text:span text:style-name="T1">Tarjeta de crédito</text:span> desempeña dos roles: la tarjeta física, que se introduce y que permite al cajero automático conectarse con el banco, con información sobre el mundo real (banco, número de la tarjeta) y las autorizaciones concedidas por éste, que sólo son números en la memoria de un ordenador y se pueden cambiar con facilidad (contraseña, límite de crédito). Se puede descomponer en <text:span text:style-name="T1">Tarjeta de crédito</text:span> y Autorización de la tarjeta. Una sola autorización puede afectar a más de una tarjeta física. Una misma autorización puede permitir acceder a más de una cuenta (y viceversa). </text:p>
        </text:list-item>
        <text:list-item>
          <text:p text:style-name="P44"><text:soft-page-break/>Introducimos la clase <text:span text:style-name="T1">Actualización de cuenta</text:span> para refinar el concepto de <text:span text:style-name="T1">Transacción</text:span>. Una misma transacción puede estar compuesta de varias actualizaciones de cuenta (por ejemplo, transferencia entre cuentas son dos actualizaciones). </text:p>
        </text:list-item>
        <text:list-item>
          <text:p text:style-name="P16">No hay distinción significativa entre <text:span text:style-name="T1">Banco</text:span> y <text:span text:style-name="T1">Ordenador del banco</text:span>, por una parte, y entre <text:span text:style-name="T1">Consorcio</text:span> y <text:span text:style-name="T1">Oredenador central</text:span>, por otra. Fusionamos esas clases. </text:p>
        </text:list-item>
      </text:list>
      <text:h text:style-name="Heading_20_3" text:outline-level="3"><text:bookmark-start text:name="__RefHeading___Toc2653_1183859981"/>Modularizar<text:bookmark-end text:name="__RefHeading___Toc2653_1183859981"/></text:h>
      <text:p text:style-name="Text_20_body">Agrupar clases en módulos. </text:p>
      <text:p text:style-name="Text_20_body">En el ejemplo de los cajeros automáticos. Posibles módulos: </text:p>
      <text:list xml:id="list2102401761" text:style-name="L13">
        <text:list-item>
          <text:p text:style-name="P45">Cajeros en general: <text:span text:style-name="T1">Cajero</text:span>, <text:span text:style-name="T1">Estación de cajero</text:span>, <text:span text:style-name="T1">Cajero automático</text:span>, <text:span text:style-name="T1">Estación de entrada</text:span>. </text:p>
        </text:list-item>
        <text:list-item>
          <text:p text:style-name="P45">Cuentas en general: <text:span text:style-name="T1">Cuenta</text:span>, <text:span text:style-name="T1">Tarjeta de crédito</text:span>, <text:span text:style-name="T1">Autorización</text:span>, <text:span text:style-name="T1">Cliente</text:span>, <text:span text:style-name="T1">Transacción</text:span>, <text:span text:style-name="T1">Transacción de cajero</text:span>, <text:span text:style-name="T1">Transacción remota</text:span>. </text:p>
        </text:list-item>
        <text:list-item>
          <text:p text:style-name="P17">Bancos: <text:span text:style-name="T1">Banco</text:span>, <text:span text:style-name="T1">Consorcio</text:span>. </text:p>
        </text:list-item>
      </text:list>
      <text:h text:style-name="Heading_20_3" text:outline-level="3"><text:bookmark-start text:name="__RefHeading___Toc2655_1183859981"/>Añadir y simplificar métodos<text:bookmark-end text:name="__RefHeading___Toc2655_1183859981"/></text:h>
      <text:list xml:id="list370362197" text:style-name="L14">
        <text:list-item>
          <text:p text:style-name="P46">Todos los atributos se suponen accesibles. </text:p>
        </text:list-item>
        <text:list-item>
          <text:p text:style-name="P18">Añadir métodos que permitan navegar de un objeto a otro. </text:p>
        </text:list-item>
      </text:list>
      <text:h text:style-name="Heading_20_2" text:outline-level="2"><text:bookmark-start text:name="__RefHeading___Toc2657_1183859981"/>Modelo dinámico<text:bookmark-end text:name="__RefHeading___Toc2657_1183859981"/></text:h>
      <text:p text:style-name="Text_20_body">Consta de los siguientes pasos: </text:p>
      <text:list xml:id="list155908946" text:style-name="L15">
        <text:list-item>
          <text:p text:style-name="P47">Identificar sucesos </text:p>
        </text:list-item>
        <text:list-item>
          <text:p text:style-name="P47">Construir diagramas de estados </text:p>
        </text:list-item>
        <text:list-item>
          <text:p text:style-name="P47">Comprobar consistencia (iterar) </text:p>
        </text:list-item>
        <text:list-item>
          <text:p text:style-name="P19">Añadir métodos </text:p>
        </text:list-item>
      </text:list>
      <text:h text:style-name="Heading_20_3" text:outline-level="3"><text:bookmark-start text:name="__RefHeading___Toc2659_1183859981"/>Identificar sucesos<text:bookmark-end text:name="__RefHeading___Toc2659_1183859981"/></text:h>
      <text:p text:style-name="Text_20_body">Los sucesos se extraen de los casos de uso (escenarios). Pueden ser de los siguientes tipos: </text:p>
      <text:list xml:id="list3812425347" text:style-name="L16">
        <text:list-item>
          <text:p text:style-name="P48">Señales </text:p>
        </text:list-item>
        <text:list-item>
          <text:p text:style-name="P48">Entradas </text:p>
        </text:list-item>
        <text:list-item>
          <text:p text:style-name="P48">Decisiones </text:p>
        </text:list-item>
        <text:list-item>
          <text:p text:style-name="P48">Interrupciones </text:p>
        </text:list-item>
        <text:list-item>
          <text:p text:style-name="P48">Transiciones </text:p>
        </text:list-item>
        <text:list-item>
          <text:p text:style-name="P48">Acciones externas </text:p>
        </text:list-item>
        <text:list-item>
          <text:p text:style-name="P20">Condiciones de error </text:p>
        </text:list-item>
      </text:list>
      <text:p text:style-name="Text_20_body">Resultados: Diagramas de secuencia (trazas de eventos) y diagramas de colaboración (diagramas de flujo de eventos). </text:p>
      <text:p text:style-name="Text_20_body">Los casos de uso (escenarios) se convierten en diagramas de secuencia. Estas se compactan en diagramas de colaboración. </text:p>
      <text:p text:style-name="Text_20_body">En el ejemplo de los cajeros automáticos: </text:p>
      <text:p text:style-name="Text_20_body"><text:soft-page-break/><text:span text:style-name="T1">El cliente introduce la contraseña</text:span> define un evento de entrada que el objeto <text:span text:style-name="T1">Cliente</text:span> envía al objeto <text:span text:style-name="T1">Cajero automático</text:span>. <text:span text:style-name="T1">El cajero automático entrega el dinero al cliente</text:span> es un evento que el objeto <text:span text:style-name="T1">Cajero automático</text:span> envía al objeto <text:span text:style-name="T1">Cliente</text:span>. </text:p>
      <text:p text:style-name="Text_20_body">Agrupar los eventos equivalentes: <text:span text:style-name="T1">El cliente introduce la contraseña</text:span> es el mismo evento independientemente de la contraseña introducida. <text:span text:style-name="T1">El cajero automático entrega el dinero al cliente</text:span> es el mismo evento independientemente de la cantidad entregada. </text:p>
      <text:p text:style-name="Text_20_body">No agrupar los eventos no equivalentes: <text:span text:style-name="T1">El banco autoriza la transacción</text:span> es distinto evento que El banco rechaza la transacción. </text:p>
      <text:h text:style-name="Heading_20_3" text:outline-level="3"><text:bookmark-start text:name="__RefHeading___Toc2661_1183859981"/>Construir diagramas de estados<text:bookmark-end text:name="__RefHeading___Toc2661_1183859981"/></text:h>
      <text:p text:style-name="Text_20_body">Uno por clase. </text:p>
      <text:p text:style-name="Text_20_body">En el ejemplo de los cajeros automáticos centrarse en las clases dinámicas, que cambian de estado: </text:p>
      <text:list xml:id="list2283159480" text:style-name="L17">
        <text:list-item>
          <text:p text:style-name="P49">Cajero automático </text:p>
        </text:list-item>
        <text:list-item>
          <text:p text:style-name="P49">Banco </text:p>
        </text:list-item>
        <text:list-item>
          <text:p text:style-name="P49">Consorcio </text:p>
        </text:list-item>
        <text:list-item>
          <text:p text:style-name="P21">Estación de cajero </text:p>
        </text:list-item>
      </text:list>
      <text:p text:style-name="Text_20_body">No hace falta construir diagramas de estado de las clases pasivas, que no cambian de estado de modo significativo: </text:p>
      <text:list xml:id="list223048981" text:style-name="L18">
        <text:list-item>
          <text:p text:style-name="P50">Tarjeta de crédito </text:p>
        </text:list-item>
        <text:list-item>
          <text:p text:style-name="P50">Transacción </text:p>
        </text:list-item>
        <text:list-item>
          <text:p text:style-name="P22">Cuenta </text:p>
        </text:list-item>
      </text:list>
      <text:p text:style-name="Text_20_body">Tampoco hace falta considerar a fondo los objetos externos, que no forman parte del sistema informático: </text:p>
      <text:list xml:id="list984686527" text:style-name="L19">
        <text:list-item>
          <text:p text:style-name="P51">Cliente </text:p>
        </text:list-item>
        <text:list-item>
          <text:p text:style-name="P23">Cajero humano </text:p>
        </text:list-item>
      </text:list>
      <text:h text:style-name="Heading_20_3" text:outline-level="3"><text:bookmark-start text:name="__RefHeading___Toc2663_1183859981"/>Añadir métodos<text:bookmark-end text:name="__RefHeading___Toc2663_1183859981"/></text:h>
      <text:p text:style-name="Text_20_body">Los eventos son métodos. Es preciso decidir de qué clase de objetos. </text:p>
      <text:p text:style-name="Text_20_body">Las acciones y actividades realizadas en los estados son métodos. </text:p>
      <text:h text:style-name="Heading_20_2" text:outline-level="2"><text:bookmark-start text:name="__RefHeading___Toc2665_1183859981"/>Modelo funcional<text:bookmark-end text:name="__RefHeading___Toc2665_1183859981"/></text:h>
      <text:p text:style-name="Text_20_body">Consta de los siguientes pasos: </text:p>
      <text:list xml:id="list1931094326" text:style-name="L20">
        <text:list-item>
          <text:p text:style-name="P52">Identificar valores de entrada/salida </text:p>
        </text:list-item>
        <text:list-item>
          <text:p text:style-name="P52">Construir diagramas de flujo de actividad </text:p>
        </text:list-item>
        <text:list-item>
          <text:p text:style-name="P52">Describir funciones </text:p>
        </text:list-item>
        <text:list-item>
          <text:p text:style-name="P52">Identificar restricciones y dependencias funcionales entre objetos </text:p>
        </text:list-item>
        <text:list-item>
          <text:p text:style-name="P52">Definir criterios de optimización (iterar) </text:p>
        </text:list-item>
        <text:list-item>
          <text:p text:style-name="P24">Añadir métodos </text:p>
        </text:list-item>
      </text:list>
      <text:h text:style-name="Heading_20_3" text:outline-level="3"><text:bookmark-start text:name="__RefHeading___Toc2667_1183859981"/><text:soft-page-break/>Identificar valores de entrada/salida<text:bookmark-end text:name="__RefHeading___Toc2667_1183859981"/></text:h>
      <text:p text:style-name="Text_20_body">Son los que pasan información desde los objetos externos al sistema de software propiamente dicho. </text:p>
      <text:p text:style-name="Text_20_body">En el ejemplo de los cajeros automáticos son objetos externos: </text:p>
      <text:list xml:id="list2100465126" text:style-name="L21">
        <text:list-item>
          <text:p text:style-name="P53">Cliente </text:p>
        </text:list-item>
        <text:list-item>
          <text:p text:style-name="P53">Tarjeta de crédito </text:p>
        </text:list-item>
        <text:list-item>
          <text:p text:style-name="P25">Cajero humano </text:p>
        </text:list-item>
      </text:list>
      <text:p text:style-name="Text_20_body">Los valores de entrada/salida serán: </text:p>
      <text:list xml:id="list3289719500" text:style-name="L22">
        <text:list-item>
          <text:p text:style-name="P54">Del cliente al cajero automático: contraseña, tipo de transacción, tipo de cuenta, cantidad solicitada. </text:p>
        </text:list-item>
        <text:list-item>
          <text:p text:style-name="P54">De la tarjeta de crédito al cajero automático: código del banco, código de la tarjeta. </text:p>
        </text:list-item>
        <text:list-item>
          <text:p text:style-name="P26">Del cajero automático al cliente: dinero en efectivo, recibo, mensajes. </text:p>
        </text:list-item>
      </text:list>
      <text:h text:style-name="Heading_20_3" text:outline-level="3"><text:bookmark-start text:name="__RefHeading___Toc2669_1183859981"/>Construir diagramas de flujo de actividad<text:bookmark-end text:name="__RefHeading___Toc2669_1183859981"/></text:h>
      <text:p text:style-name="Text_20_body">Relacionan los valores de entrada con los de salida. Suele dividirse en varias capas o niveles. </text:p>
      <text:p text:style-name="Text_20_body">En el ejemplo de los cajeros automáticos: </text:p>
      <text:list xml:id="list3137474015" text:style-name="L23">
        <text:list-item>
          <text:p text:style-name="P55">Nivel superior: relaciona el cliente, la tarjeta de crédito y la cuenta. </text:p>
        </text:list-item>
        <text:list-item>
          <text:p text:style-name="P27">Nivel intermedio: expande la operación "realizar transacción", incluida en el nivel superior. </text:p>
        </text:list-item>
      </text:list>
      <text:h text:style-name="Heading_20_3" text:outline-level="3"><text:bookmark-start text:name="__RefHeading___Toc2671_1183859981"/>Describir funciones<text:bookmark-end text:name="__RefHeading___Toc2671_1183859981"/></text:h>
      <text:p text:style-name="Text_20_body">Descripción de cada una de las funciones de nivel mínimo que aparecen en los diagramas de flujo de actividad. La descripción puede ser: </text:p>
      <text:list xml:id="list704658930" text:style-name="L24">
        <text:list-item>
          <text:p text:style-name="P56">En lenguaje natural </text:p>
        </text:list-item>
        <text:list-item>
          <text:p text:style-name="P56">Un modelo matemático </text:p>
        </text:list-item>
        <text:list-item>
          <text:p text:style-name="P56">Pseudocódigo </text:p>
        </text:list-item>
        <text:list-item>
          <text:p text:style-name="P56">Tablas de decisión </text:p>
        </text:list-item>
        <text:list-item>
          <text:p text:style-name="P28">Etc. </text:p>
        </text:list-item>
      </text:list>
      <text:p text:style-name="Text_20_body">En el ejemplo de los cajeros automáticos: </text:p>
      <text:p text:style-name="Text_20_body">Descripción de la función "actualizar cuenta": </text:p>
      <text:p text:style-name="Preformatted_20_Text"><text:s text:c="2"/>actualizar cuenta (cuenta, cantidad, tipo de transacción)</text:p>
      <text:p text:style-name="Preformatted_20_Text"><text:s text:c="2"/>-&gt; efectivo, recibo, mensaje</text:p>
      <text:p text:style-name="Preformatted_20_Text"><text:s text:c="4"/>Si es una retirada de efectivo:</text:p>
      <text:p text:style-name="Preformatted_20_Text"><text:s text:c="6"/>Si la cantidad a retirar excede el saldo,</text:p>
      <text:p text:style-name="Preformatted_20_Text"><text:s text:c="8"/>rechazar la transacción y no entregar dinero</text:p>
      <text:p text:style-name="Preformatted_20_Text"><text:s text:c="6"/>En caso contrario:</text:p>
      <text:p text:style-name="Preformatted_20_Text"><text:s text:c="8"/>Restar la cantidad del saldo y entregar dinero</text:p>
      <text:p text:style-name="Preformatted_20_Text"><text:s text:c="4"/>Si es un depósito:</text:p>
      <text:p text:style-name="Preformatted_20_Text"><text:s text:c="6"/>Aumentar el saldo de la cuenta y no entragar dinero</text:p>
      <text:p text:style-name="Preformatted_20_Text"><text:s text:c="4"/>Si es una petición de información:</text:p>
      <text:p text:style-name="Preformatted_20_Text"><text:s text:c="6"/>Escribir saldo y no entregar dinero</text:p>
      <text:p text:style-name="Preformatted_20_Text"><text:s text:c="4"/>En cualquier caso:</text:p>
      <text:p text:style-name="Preformatted_20_Text"><text:s text:c="6"/>El recibo incluye:</text:p>
      <text:p text:style-name="Preformatted_20_Text"><text:s text:c="8"/>- número del cajero automático</text:p>
      <text:p text:style-name="Preformatted_20_Text"><text:s text:c="8"/>- fecha y hora</text:p>
      <text:p text:style-name="Preformatted_20_Text"><text:s text:c="8"/>- número de la cuenta</text:p>
      <text:p text:style-name="Preformatted_20_Text"><text:soft-page-break/><text:s text:c="8"/>- tipo de transacción</text:p>
      <text:p text:style-name="Preformatted_20_Text"><text:s text:c="8"/>- cantidad movida</text:p>
      <text:p text:style-name="P4"><text:s text:c="8"/>- nuevo saldo</text:p>
      <text:h text:style-name="Heading_20_3" text:outline-level="3"><text:bookmark-start text:name="__RefHeading___Toc2673_1183859981"/>Identificar restricciones y dependencias funcionales entre objetos<text:bookmark-end text:name="__RefHeading___Toc2673_1183859981"/></text:h>
      <text:p text:style-name="Text_20_body">En el ejemplo de los cajeros automáticos: </text:p>
      <text:list xml:id="list17131557" text:style-name="L25">
        <text:list-item>
          <text:p text:style-name="P29">El saldo de una cuenta no puede ser negativo </text:p>
          <text:p text:style-name="P29">o bien: </text:p>
        </text:list-item>
        <text:list-item>
          <text:p text:style-name="P29">El saldo de una cuenta, si es negativo, no puede rebasar el límite de crédito. </text:p>
        </text:list-item>
      </text:list>
      <text:h text:style-name="Heading_20_3" text:outline-level="3"><text:bookmark-start text:name="__RefHeading___Toc2675_1183859981"/>Definir criterios de optimización (iterar)<text:bookmark-end text:name="__RefHeading___Toc2675_1183859981"/></text:h>
      <text:p text:style-name="Text_20_body">En el ejemplo de los cajeros automáticos: </text:p>
      <text:list xml:id="list2556369948" text:style-name="L26">
        <text:list-item>
          <text:p text:style-name="P57">Minimizar el número de mensajes enviados entre localidades diferentes. </text:p>
        </text:list-item>
        <text:list-item>
          <text:p text:style-name="P57">Minimizar el tiempo de bloqueo de una cuenta. </text:p>
        </text:list-item>
        <text:list-item>
          <text:p text:style-name="P30">Extremadamente urgente: minimizar el tiempo de bloqueo de un banco entero. </text:p>
        </text:list-item>
      </text:list>
      <text:h text:style-name="Heading_20_3" text:outline-level="3"><text:bookmark-start text:name="__RefHeading___Toc2677_1183859981"/>Añadir métodos<text:bookmark-end text:name="__RefHeading___Toc2677_1183859981"/></text:h>
      <text:p text:style-name="Text_20_body">Las funciones del modelo funcional pueden ser simples transferencias de información, o corresponder a un método de algún objeto (operaciones interesantes). En este caso hay que asignarlos y añadirlos al modelo de objetos. </text:p>
      <text:p text:style-name="Text_20_body">En el ejemplo de los cajeros automáticos, son interesantes: </text:p>
      <text:list xml:id="list2647995100" text:style-name="L27">
        <text:list-item>
          <text:p text:style-name="P58">Comprobar contraseña (método de <text:span text:style-name="T1">Autorización de la tarjeta</text:span>). </text:p>
        </text:list-item>
        <text:list-item>
          <text:p text:style-name="P31">Actualizar cuenta (método de la clase <text:span text:style-name="T1">Cuenta</text:span>). </text:p>
        </text:list-item>
      </text:list>
      <text:p text:style-name="Text_20_body">Se añadirán otros métodos, no relacionados con ninguna de las cuestiones anteriores, procedentes de nuestro conocimiento del tema: </text:p>
      <text:list xml:id="list3581807633" text:style-name="L28">
        <text:list-item>
          <text:p text:style-name="P59">Cerrar una cuenta (sobre <text:span text:style-name="T1">Cuenta</text:span>). </text:p>
        </text:list-item>
        <text:list-item>
          <text:p text:style-name="P59">Autorizar una tarjeta de crédito (sobre <text:span text:style-name="T1">Cuenta</text:span>, parámetro la <text:span text:style-name="T1">Autorización de la tarjeta</text:span>). </text:p>
        </text:list-item>
        <text:list-item>
          <text:p text:style-name="P59">Crear una cuenta (sobre <text:span text:style-name="T1">Banco</text:span>, parámetro el <text:span text:style-name="T1">Cliente</text:span>). </text:p>
        </text:list-item>
        <text:list-item>
          <text:p text:style-name="P59">Crear una tarjeta de crédito (sobre <text:span text:style-name="T1">Banco</text:span>, parámetro el <text:span text:style-name="T1">Cliente</text:span>). </text:p>
        </text:list-item>
        <text:list-item>
          <text:p text:style-name="P32">Cerrar una autorización (sobre <text:span text:style-name="T1">Autorización de la tarjeta</text:spa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26:02.804032025</meta:creation-date>
    <meta:generator>LibreOffice/6.0.7.3$Linux_X86_64 LibreOffice_project/00m0$Build-3</meta:generator>
    <dc:date>2019-08-07T15:46:23.170776079</dc:date>
    <meta:editing-duration>PT11M58S</meta:editing-duration>
    <meta:editing-cycles>3</meta:editing-cycles>
    <meta:document-statistic meta:table-count="0" meta:image-count="0" meta:object-count="0" meta:page-count="13" meta:paragraph-count="381" meta:word-count="3836" meta:character-count="24240" meta:non-whitespace-character-count="20618"/>
  </office:meta>
</office:document-meta>
</file>